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mal methods are software engineering tools that employ mathematical formalisms in building programs.</text:p>
      <text:p text:style-name="Standard">They are usually composed of one or more specification languages and some auxiliary tools. </text:p>
      <text:p text:style-name="Standard">The \textit{Common Algebraic Specification Language (\CASL)} is designed to be the standard language in the area of algebraic specification, taking tecnical elements from other specification languages. </text:p>
      <text:p text:style-name="Standard">\CASL is designed to have sublanguages and extensions, thus, allowing support for new programming language paradigms. </text:p>
      <text:p text:style-name="Standard">The \HasCASL language is the extention responsible for supporting second-order logic and has a subset of its syntax resembling the \Haskell programming language.</text:p>
      <text:p text:style-name="Standard">The practical use of a specification language depends on the availability of a standard library of pre-defined specifications. </text:p>
      <text:p text:style-name="Standard">CASL has such a library and its specifications can be imported by specifications developed in \HasCASL. </text:p>
      <text:p text:style-name="Standard">However, the library of the \CASL language does not provide higer order properties and data types. </text:p>
      <text:p text:style-name="Standard">This thesis describes the specification of a library for the language \HasCASL based on the \Prelude <text:s/>library from \Haskell programming language. </text:p>
      <text:p text:style-name="Standard">The library created here provides second-order functions and data types by specifying data types and functions existing in \Haskell language, such as boolean, list, character and string types. </text:p>
      <text:p text:style-name="Standard">Our specification used types with strict evaluation, due to the complexity of starting up the specifications with the use of types with lazy evaluation. </text:p>
      <text:p text:style-name="Standard">A second version of the library has been refined to support types with lazy evaluation. </text:p>
      <text:p text:style-name="Standard">Verification of both libraries was performed using <text:s/>\Hets tool, which translated specifications to the \HOL language, producing proof needs that were discharged <text:s/>with the help of the \Isabelle theorem prover. </text:p>
      <text:p text:style-name="Standard">To illustrate the use of our library, some example specifications using lists and boolean types were included. </text:p>
      <text:p text:style-name="Standard">Some difficulties were found concerning the use of numerical specifications from \CASL library. </text:p>
      <text:p text:style-name="Standard">As the solution to this problem was out of the scope of this work, the library does not provide support for numeric data types. </text:p>
      <text:p text:style-name="Standard">Although the library has been refined to support types with lazy evaluation, we didn't use continuous data types from \HasCASL language and this fact precluded the specification of been able to support <text:s/>infinite structures and been refined to support the executable subset of the \HasCASL language. </text:p>
      <text:p text:style-name="Standard">A few theorems still remain unproven because of difficulties in using the \Isabelle theorem prover. </text:p>
      <text:p text:style-name="Standard">Some suggestions for extension to the library are proposed, dealing with support for infinite structures and for numeric data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1T23:43:31</meta:creation-date>
    <dc:date>2010-02-02T01:23:20</dc:date>
    <meta:editing-duration>PT01H07M59S</meta:editing-duration>
    <meta:editing-cycles>5</meta:editing-cycles>
    <meta:generator>BrOffice.org/3.0$Unix OpenOffice.org_project/300m15$Build-9379</meta:generator>
    <meta:document-statistic meta:table-count="0" meta:image-count="0" meta:object-count="0" meta:page-count="1" meta:paragraph-count="19" meta:word-count="395" meta:character-count="2660"/>
    <meta:user-defined meta:name="Informações 1"/>
    <meta:user-defined meta:name="Informações 2"/>
    <meta:user-defined meta:name="Informações 3"/>
    <meta:user-defined meta:name="Informações 4"/>
  </office:meta>
</office:document-meta>
</file>